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olutions to Sexual Conflict</text:p>
      <text:p text:style-name="Standard"/>
      <text:p text:style-name="Standard"/>
      <text:p text:style-name="Standard">M and F experience differing selection pressures, whilst sharing almost identical genetic makeup</text:p>
      <text:p text:style-name="Standard"/>
      <text:p text:style-name="Standard">SS shapes species profoundly; dimorphism etc. </text:p>
      <text:p text:style-name="Standard"/>
      <text:p text:style-name="Standard">Sex chromosomes help resolve SS, are key in dimorphism. </text:p>
      <text:p text:style-name="Standard"/>
      <text:p text:style-name="Standard">Questions answered during this presentation - does SC catalyse sex chromosome formation</text:p>
      <text:p text:style-name="Standard"/>
      <text:p text:style-name="Standard">can gene expression resolve SS</text:p>
      <text:p text:style-name="Standard"/>
      <text:p text:style-name="Standard">what are the genomic consequeces of sexual conflict</text:p>
      <text:p text:style-name="Standard"/>
      <text:p text:style-name="Standard">###############</text:p>
      <text:p text:style-name="Standard"/>
      <text:p text:style-name="Standard">Many spp don't have huge chromosomal differences - eg tiger pufferfish have singe SNP differing between sexes</text:p>
      <text:p text:style-name="Standard"/>
      <text:p text:style-name="Standard">Sex chromosomes formed by gene lock in - many genes become conserved, upon recombination non-conserved regions lost over time, only conserved regions persist. </text:p>
      <text:p text:style-name="Standard"/>
      <text:p text:style-name="Standard">looking in guppies for early stages of recombination loss in sex chromosome</text:p>
      <text:p text:style-name="Standard">Colouration is sexually antagonistic (I'm not convinced as this assumes a lot), coloration in males is inherited patriarchailly. Female choice differs between up- and downstream pops (which suffer differing predation rates). </text:p>
      <text:p text:style-name="Standard"/>
      <text:p text:style-name="Standard">(a load of genetics stuff about how you go and find if/how far along changes in sex chromosome is happening)</text:p>
      <text:p text:style-name="Standard"/>
      <text:p text:style-name="Standard">Found a differnce in sex chromosomes in guppies - males have very slightly different sex chromosome to females. Results indicate young sex chromosomes (differentiated relatively recently). </text:p>
      <text:p text:style-name="Standard"/>
      <text:p text:style-name="Standard">Found that upstream had greater heterozygosity than downstream, which is evidence in support of the hypothesis that SC catalyses sex chromosome formation. </text:p>
      <text:p text:style-name="Standard"/>
      <text:p text:style-name="Standard"/>
      <text:p text:style-name="Standard">####</text:p>
      <text:p text:style-name="Standard"/>
      <text:p text:style-name="Standard">SC and balancing selection </text:p>
      <text:p text:style-name="Standard">Population genomic approach to test for ongoing sexual conflict, if finding balancing selection sexual conflict is still going on. </text:p>
      <text:p text:style-name="Standard"/>
      <text:p text:style-name="Standard">Used guppy tail for this study. Tails have impacts on repro fitness and survival - colorful, used for mate displays, but also increased predation risk. </text:p>
      <text:p text:style-name="Standard">Expect females to show lower tail color genes, males to show higher. Balancing selection to be high as these genes are sexually antagonistic, causing sexual conflict. </text:p>
      <text:p text:style-name="Standard"/>
      <text:p text:style-name="Standard">#####</text:p>
      <text:p text:style-name="Standard"/>
      <text:p text:style-name="Standard"><text:soft-page-break/>Why does genetic diversity differ between species? (Well I'd posit that bottlenecks are responsible in many cases, plus base mutation is fairly fixed among spp, but whatever)</text:p>
      <text:p text:style-name="Standard"/>
      <text:p text:style-name="Standard">SC mediated by mating system explaining variation in genetic diversity among spp</text:p>
      <text:p text:style-name="Standard"/>
      <text:p text:style-name="Standard">balancing selection against proxies to see if the case. Increase in genetic diversity with increase in S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20:45.866373070</meta:creation-date>
    <dc:date>2019-02-08T14:21:11.588543967</dc:date>
    <meta:editing-duration>PT27S</meta:editing-duration>
    <meta:editing-cycles>1</meta:editing-cycles>
    <meta:document-statistic meta:table-count="0" meta:image-count="0" meta:object-count="0" meta:page-count="2" meta:paragraph-count="24" meta:word-count="341" meta:character-count="2278" meta:non-whitespace-character-count="1950"/>
    <meta:generator>LibreOffice/6.0.7.3$Linux_X86_64 LibreOffice_project/00m0$Build-3</meta:generator>
  </office:meta>
</office:document-meta>
</file>